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39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9.701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81cm" fo:break-before="auto" style:use-optimal-row-height="true"/>
    </style:style>
    <style:style style:name="ro2" style:family="table-row">
      <style:table-row-properties style:row-height="0.3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style:font-name="Arial" fo:font-size="8pt" style:font-name-asian="Arial Unicode MS" style:font-size-asian="8pt" style:font-name-complex="Tahoma" style:font-size-complex="8pt"/>
    </style:style>
    <style:style style:name="T1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CODE_GED_G_C_ALFRESCO_3</text:p>
          </table:table-cell>
          <table:table-cell table:formula="of:=POWER(2;CELL(&quot;ROW&quot;;[.C1])-1)" office:value-type="float" office:value="1">
            <text:p>1</text:p>
          </table:table-cell>
          <table:table-cell table:style-name="ce2" office:value-type="string">
            <text:p>Content Model Generator (Alfresco 3.2 Enterprise)</text:p>
          </table:table-cell>
          <table:table-cell office:value-type="string">
            <text:p>Clazz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W_ALFRESCO_3</text:p>
          </table:table-cell>
          <table:table-cell table:formula="of:=POWER(2;CELL(&quot;ROW&quot;;[.C2])-1)" office:value-type="float" office:value="2">
            <text:p>2</text:p>
          </table:table-cell>
          <table:table-cell office:value-type="string">
            <text:p>Workflow generator (Alfresco 3.2 Enterprise)</text:p>
          </table:table-cell>
          <table:table-cell office:value-type="string">
            <text:p>Workflow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P_ALFRESCO_SHARE_30</text:p>
          </table:table-cell>
          <table:table-cell table:formula="of:=POWER(2;CELL(&quot;ROW&quot;;[.C3])-1)" office:value-type="float" office:value="4">
            <text:p>4</text:p>
          </table:table-cell>
          <table:table-cell office:value-type="string">
            <text:p>Portal generator (Alfresco 3.2 Enterprise)</text:p>
          </table:table-cell>
          <table:table-cell office:value-type="string">
            <text:p>Portal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P_LIFERAY_511</text:p>
          </table:table-cell>
          <table:table-cell table:formula="of:=POWER(2;CELL(&quot;ROW&quot;;[.C4])-1)" office:value-type="float" office:value="8">
            <text:p>8</text:p>
          </table:table-cell>
          <table:table-cell office:value-type="string">
            <text:p>Portal generator (Liferay)</text:p>
          </table:table-cell>
          <table:table-cell office:value-type="string">
            <text:p>Portal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F_CHIBA</text:p>
          </table:table-cell>
          <table:table-cell table:formula="of:=POWER(2;CELL(&quot;ROW&quot;;[.C5])-1)" office:value-type="float" office:value="16">
            <text:p>16</text:p>
          </table:table-cell>
          <table:table-cell office:value-type="string">
            <text:p>Form generator (Chiba)</text:p>
          </table:table-cell>
          <table:table-cell office:value-type="string">
            <text:p>form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C_FACETMAP_2</text:p>
          </table:table-cell>
          <table:table-cell table:formula="of:=POWER(2;CELL(&quot;ROW&quot;;[.C6])-1)" office:value-type="float" office:value="32">
            <text:p>32</text:p>
          </table:table-cell>
          <table:table-cell office:value-type="string">
            <text:p>View generator (Facetmap 2.X)</text:p>
          </table:table-cell>
          <table:table-cell office:value-type="string">
            <text:p>ViewModelFile.gif</text:p>
          </table:table-cell>
          <table:table-cell table:number-columns-repeated="1020"/>
        </table:table-row>
        <table:table-row table:style-name="ro1">
          <table:table-cell office:value-type="string">
            <text:p>CODE_PROTOTYPE</text:p>
          </table:table-cell>
          <table:table-cell table:formula="of:=POWER(2;CELL(&quot;ROW&quot;;[.C7])-1)" office:value-type="float" office:value="64">
            <text:p>64</text:p>
          </table:table-cell>
          <table:table-cell office:value-type="string">
            <text:p>SIDE Prototype</text:p>
          </table:table-cell>
          <table:table-cell office:value-type="string">
            <text:p>Clazz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V_ALFRESCO_3</text:p>
          </table:table-cell>
          <table:table-cell table:formula="of:=POWER(2;CELL(&quot;ROW&quot;;[.C8])-1)" office:value-type="float" office:value="128">
            <text:p>128</text:p>
          </table:table-cell>
          <table:table-cell office:value-type="string">
            <text:p>View generator (Alfresco 3.2 Enterprise)</text:p>
          </table:table-cell>
          <table:table-cell office:value-type="string">
            <text:p>View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C_REPORT</text:p>
          </table:table-cell>
          <table:table-cell table:formula="of:=POWER(2;CELL(&quot;ROW&quot;;[.C9])-1)" office:value-type="float" office:value="256">
            <text:p>256</text:p>
          </table:table-cell>
          <table:table-cell office:value-type="string">
            <text:p>Report generator</text:p>
          </table:table-cell>
          <table:table-cell office:value-type="string">
            <text:p>Clazz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C_ALFRESCO_Community_3</text:p>
          </table:table-cell>
          <table:table-cell table:formula="of:=POWER(2;CELL(&quot;ROW&quot;;[.C10])-1)" office:value-type="float" office:value="512">
            <text:p>512</text:p>
          </table:table-cell>
          <table:table-cell office:value-type="string">
            <text:p>Content Model Generator (Alfresco 3.2r2 Community)</text:p>
          </table:table-cell>
          <table:table-cell office:value-type="string">
            <text:p>ClazzModelFile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nterprise_com.bluexml.side.Class.generator.alfresco.randomDataGenerator</text:p>
          </table:table-cell>
          <table:table-cell table:formula="of:=POWER(2;CELL(&quot;ROW&quot;;[.C11])-1)" office:value-type="float" office:value="1024">
            <text:p>1024</text:p>
          </table:table-cell>
          <table:table-cell office:value-type="string">
            <text:p>Content Model Generator (Alfresco 3.2 Enterprise)/Alfresco Random Content Model Generator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nterprise_alfresco.webscript.report</text:p>
          </table:table-cell>
          <table:table-cell table:formula="of:=POWER(2;CELL(&quot;ROW&quot;;[.C12])-1)" office:value-type="float" office:value="2048">
            <text:p>2048</text:p>
          </table:table-cell>
          <table:table-cell office:value-type="string">
            <text:p>Content Model Generator (Alfresco 3.2 Enterprise)/Alfresco Report Webscripts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nterprise_com.bluexml.side.Class.generator.alfresco.sql</text:p>
          </table:table-cell>
          <table:table-cell table:formula="of:=POWER(2;CELL(&quot;ROW&quot;;[.C13])-1)" office:value-type="float" office:value="4096">
            <text:p>4096</text:p>
          </table:table-cell>
          <table:table-cell office:value-type="string">
            <text:p>Content Model Generator (Alfresco 3.2 Enterprise)/Alfresco SQL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nterprise_alfresco.unicity</text:p>
          </table:table-cell>
          <table:table-cell table:formula="of:=POWER(2;CELL(&quot;ROW&quot;;[.C14])-1)" office:value-type="float" office:value="8192">
            <text:p>8192</text:p>
          </table:table-cell>
          <table:table-cell office:value-type="string">
            <text:p>Content Model Generator (Alfresco 3.2 Enterprise)/Content Uniqueness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nterprise_com.bluexml.side.Class.generator.alfresco.enterprise.webserviceJavaAPI</text:p>
          </table:table-cell>
          <table:table-cell table:formula="of:=POWER(2;CELL(&quot;ROW&quot;;[.C15])-1)" office:value-type="float" office:value="16384">
            <text:p>16384</text:p>
          </table:table-cell>
          <table:table-cell office:value-type="string">
            <text:p>Content Model Generator (Alfresco 3.2 Enterprise)/Java webservice API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xtension.sideEnterprise_com.bluexml.side.Class.generator.alfresco.randomDataGenerator</text:p>
          </table:table-cell>
          <table:table-cell table:formula="of:=POWER(2;CELL(&quot;ROW&quot;;[.C16])-1)" office:value-type="float" office:value="32768">
            <text:p>32768</text:p>
          </table:table-cell>
          <table:table-cell office:value-type="string">
            <text:p>Content Model Generator (Alfresco 3.2r2 Community)/Alfresco Random Content Model Generator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xtension.sideEnterprise_alfresco.webscript.report</text:p>
          </table:table-cell>
          <table:table-cell table:formula="of:=POWER(2;CELL(&quot;ROW&quot;;[.C17])-1)" office:value-type="float" office:value="65536">
            <text:p>65536</text:p>
          </table:table-cell>
          <table:table-cell office:value-type="string">
            <text:p>Content Model Generator (Alfresco 3.2r2 Community)/Alfresco Report Webscripts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xtension.sideEnterprise_com.bluexml.side.Class.generator.alfresco.sql</text:p>
          </table:table-cell>
          <table:table-cell table:formula="of:=POWER(2;CELL(&quot;ROW&quot;;[.C18])-1)" office:value-type="float" office:value="131072">
            <text:p>131072</text:p>
          </table:table-cell>
          <table:table-cell office:value-type="string">
            <text:p>Content Model Generator (Alfresco 3.2r2 Community)/Alfresco SQL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xtension.sideEnterprise_alfresco.unicity</text:p>
          </table:table-cell>
          <table:table-cell table:formula="of:=POWER(2;CELL(&quot;ROW&quot;;[.C19])-1)" office:value-type="float" office:value="262144">
            <text:p>262144</text:p>
          </table:table-cell>
          <table:table-cell office:value-type="string">
            <text:p>Content Model Generator (Alfresco 3.2r2 Community)/Content Uniqueness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xtension.sideEnterprise_com.bluexml.side.Class.generator.alfresco.webserviceJavaAPI</text:p>
          </table:table-cell>
          <table:table-cell table:formula="of:=POWER(2;CELL(&quot;ROW&quot;;[.C20])-1)" office:value-type="float" office:value="524288">
            <text:p>524288</text:p>
          </table:table-cell>
          <table:table-cell office:value-type="string">
            <text:p>Content Model Generator (Alfresco 3.2r2 Community)/Java webservice API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Portal.generator.alfresco.extension.sideEnterprise_com.bluexml.side.Portal.generator.alfresco.xforms</text:p>
          </table:table-cell>
          <table:table-cell table:formula="of:=POWER(2;CELL(&quot;ROW&quot;;[.C21])-1)" office:value-type="float" office:value="1048576">
            <text:p>1048576</text:p>
          </table:table-cell>
          <table:table-cell office:value-type="string">
            <text:p>Portal generator (Alfresco 3.2r2 Community)/XForms Integration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Portal.generator.alfresco.enterprise_com.bluexml.side.Portal.generator.alfresco.xforms</text:p>
          </table:table-cell>
          <table:table-cell table:formula="of:=POWER(2;CELL(&quot;ROW&quot;;[.C22])-1)" office:value-type="float" office:value="2097152">
            <text:p>2097152</text:p>
          </table:table-cell>
          <table:table-cell office:value-type="string">
            <text:p>Portal generator (Alfresco 3.2 Enterprise)/XForms Integration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GED_G_C_ALFRESCO_34D</text:p>
          </table:table-cell>
          <table:table-cell table:formula="of:=POWER(2;CELL(&quot;ROW&quot;;[.C23])-1)" office:value-type="float" office:value="4194304">
            <text:p>4194304</text:p>
          </table:table-cell>
          <table:table-cell office:value-type="string">
            <text:p>Content Model Generator (Alfresco 3.4.d Community)</text:p>
          </table:table-cell>
          <table:table-cell office:value-type="string">
            <text:p>ClazzModelFile.gif</text:p>
          </table:table-cell>
          <table:table-cell table:number-columns-repeated="1020"/>
        </table:table-row>
        <table:table-row table:style-name="ro2">
          <table:table-cell office:value-type="string">
            <text:p>CODE_GED_G_W_ALFRESCO_34D</text:p>
          </table:table-cell>
          <table:table-cell table:formula="of:=POWER(2;CELL(&quot;ROW&quot;;[.C24])-1)" office:value-type="float" office:value="8388608">
            <text:p>8388608</text:p>
          </table:table-cell>
          <table:table-cell office:value-type="string">
            <text:p>Workflow generator (Alfresco 3.4.d Community)</text:p>
          </table:table-cell>
          <table:table-cell office:value-type="string">
            <text:p>WorkflowModelFile.gif</text:p>
          </table:table-cell>
          <table:table-cell table:number-columns-repeated="1020"/>
        </table:table-row>
        <table:table-row table:style-name="ro2">
          <table:table-cell office:value-type="string">
            <text:p>CODE_GED_G_V_ALFRESCO_34D</text:p>
          </table:table-cell>
          <table:table-cell table:formula="of:=POWER(2;CELL(&quot;ROW&quot;;[.C25])-1)" office:value-type="float" office:value="16777216">
            <text:p>16777216</text:p>
          </table:table-cell>
          <table:table-cell office:value-type="string">
            <text:p>View generator <text:span text:style-name="T1">(Alfresco 3.4.d Community)</text:span></text:p>
          </table:table-cell>
          <table:table-cell office:value-type="string">
            <text:p>ViewModelFile.gif</text:p>
          </table:table-cell>
          <table:table-cell table:number-columns-repeated="1020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0">10/10/2011</text:date>, <text:time>12:2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0T12:25:49</dc:date>
    <dc:creator>David ABAD</dc:creator>
    <meta:generator>LibreOffice/3.3$Unix LibreOffice_project/330m19$Build-301</meta:generator>
    <meta:editing-duration>PT2H40M11S</meta:editing-duration>
    <meta:editing-cycles>15</meta:editing-cycles>
    <meta:document-statistic meta:table-count="1" meta:cell-count="100" meta:object-count="0"/>
  </office:meta>
</office:document-meta>
</file>